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ingSupplierTests.getWhenThrowingCheckedExceptionThrowsWrapper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SupplierTests.ofModifies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owingSupplierTests.throwingModifies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wingSupplierTests.getWithExceptionWrapper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SupplierTests.get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ingSupplierTests.throw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SupplierTests.throw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SupplierTests.getWithExceptionWrapperWhenThrowingCheckedExceptionThrows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